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9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5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0/19: 0.5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19: 0.0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19: 0.1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19: 0.1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9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20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20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20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20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20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20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20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7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8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1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2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3:01+00:00</text:p>
          </table:table-cell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9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6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8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7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8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8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8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9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8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0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8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8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8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8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8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8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6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8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8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8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9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8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8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8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8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8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18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18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20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20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20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20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9/20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0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0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20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20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1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20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2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9/20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3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0/20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9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9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19: 0.4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9: 0.5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6/19: 0.0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7/19: 0.1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8/19: 0.1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9/19: 0.2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16: 0.2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6: 0.3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6: 0.3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16: 0.4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6: 0.4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6/16: 0.5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5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/19: 0.5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2/19: 0.0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3/19: 0.1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4/19: 0.1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8" office:value-type="float"/>
          <table:table-cell table:style-name="acquired_lot_note_fiat" office:value="0.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5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0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20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20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20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20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0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5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9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6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9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0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1:01+00:00</text:p>
          </table:table-cell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8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2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8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8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8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5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8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6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8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7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18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8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18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8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8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8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8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8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8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8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8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6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20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20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9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20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20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20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20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20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20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20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20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20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20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20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20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0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1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2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5/19: 0.5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7/16: 0.0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8/16: 0.1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16: 0.1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0/16: 0.2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1/16: 0.2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2/16: 0.3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3/16: 0.3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4/16: 0.4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5/16: 0.4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6/16: 0.5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5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6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9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4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0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1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2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5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6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7:01+00:00</text:p>
          </table:table-cell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8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20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1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2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3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4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4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6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0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2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7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8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9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4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table:style-name="transparent_default" office:value-type="string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16:12:08.096591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